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ew times roman" svg:font-family="'New times roman'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aco" fo:font-size="10pt" style:font-name-asian="Monaco" style:font-size-asian="10pt" style:font-name-complex="Monaco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a00" style:font-name="Monaco" fo:font-size="10pt" fo:font-style="italic" style:font-name-asian="Monaco" style:font-size-asian="10pt" style:font-style-asian="italic" style:font-name-complex="Monaco" style:font-size-complex="10pt" style:font-style-complex="italic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New times roman" fo:font-size="10pt" style:font-name-asian="Monaco" style:font-size-asian="10pt" style:font-name-complex="Monaco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Monaco" fo:font-size="10pt" fo:font-style="italic" style:font-name-asian="Monaco" style:font-size-asian="10pt" style:font-style-asian="italic" style:font-name-complex="Monaco" style:font-size-complex="10pt" style:font-style-complex="italic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New times roman" fo:font-size="10pt" style:font-name-asian="Monaco" style:font-size-asian="10pt" style:font-name-complex="Monaco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New times roman" fo:font-size="10pt" style:font-name-asian="Monaco" style:font-size-asian="10pt" style:font-name-complex="Monaco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reak-before="page" fo:padding="0.074cm" fo:border-left="none" fo:border-right="none" fo:border-top="none" fo:border-bottom="0.035cm solid #000000" style:text-autospace="none" style:join-border="false"/>
      <style:text-properties fo:color="#ff0000" style:font-name="Monaco" fo:font-size="10pt" style:font-name-asian="Monaco" style:font-size-asian="10pt" style:font-name-complex="Monaco" style:font-size-complex="10pt"/>
    </style:style>
    <style:style style:name="P13" style:family="paragraph" style:parent-style-name="Standard">
      <style:paragraph-properties fo:break-before="page"/>
      <style:text-properties fo:color="#000000" style:font-name="Monaco" fo:font-size="10pt" style:font-name-asian="Monaco" style:font-size-asian="10pt" style:font-name-complex="Monaco" style:font-size-complex="10pt"/>
    </style:style>
    <style:style style:name="P14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5" style:family="paragraph" style:parent-style-name="Standard">
      <style:paragraph-properties fo:break-before="page" fo:padding="0.074cm" fo:border-left="none" fo:border-right="none" fo:border-top="none" fo:border-bottom="0.035cm solid #000000" style:join-border="false"/>
      <style:text-properties fo:color="#ff0000" style:font-name="Monaco" fo:font-size="10pt" style:font-name-asian="Monaco" style:font-size-asian="10pt" style:font-name-complex="Monaco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New times roman" fo:font-size="14pt" style:font-name-asian="Monaco" style:font-size-asian="14pt" style:font-name-complex="Monaco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New times roman" fo:font-size="18pt" style:font-name-asian="Monaco" style:font-size-asian="18pt" style:font-name-complex="Monaco" style:font-size-complex="18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New times roman" fo:font-size="20pt" style:font-name-asian="Monaco" style:font-size-asian="20pt" style:font-name-complex="Monaco" style:font-size-complex="2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ac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aco" fo:font-size="14pt" style:font-name-asian="Monaco" style:font-size-asian="14pt" style:font-name-complex="Monaco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ff" style:font-name="Monaco" fo:font-size="10pt" style:font-name-asian="Monaco" style:font-size-asian="10pt" style:font-name-complex="Monaco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10pt" fo:font-weight="bold" style:font-name-asian="Monaco" style:font-size-asian="10pt" style:font-weight-asian="bold" style:font-name-complex="Monaco" style:font-size-complex="10pt" style:font-weight-complex="bold"/>
    </style:style>
    <style:style style:name="P23" style:family="paragraph" style:parent-style-name="Standard">
      <style:text-properties style:use-window-font-color="true" style:font-name="Monac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P24" style:family="paragraph" style:parent-style-name="Standard">
      <style:text-properties fo:color="#0000ff" style:font-name="Monaco" fo:font-size="10pt" style:font-name-asian="Monaco" style:font-size-asian="10pt" style:font-name-complex="Monaco" style:font-size-complex="10pt"/>
    </style:style>
    <style:style style:name="T1" style:family="text">
      <style:text-properties fo:color="#0000ff"/>
    </style:style>
    <style:style style:name="T2" style:family="text">
      <style:text-properties fo:color="#0000ff" style:font-name="Monaco"/>
    </style:style>
    <style:style style:name="T3" style:family="text">
      <style:text-properties fo:color="#0000ff" style:font-name="Monaco" style:font-name-asian="Monaco" style:font-name-complex="Monaco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style:font-name="Monaco"/>
    </style:style>
    <style:style style:name="T7" style:family="text">
      <style:text-properties fo:color="#000000" style:font-name="Monaco" style:font-name-asian="Monaco" style:font-name-complex="Monaco"/>
    </style:style>
    <style:style style:name="T8" style:family="text">
      <style:text-properties fo:color="#000000" style:font-name="Monaco" fo:font-weight="bold" style:font-name-asian="Monaco" style:font-weight-asian="bold" style:font-name-complex="Monaco" style:font-weight-complex="bold"/>
    </style:style>
    <style:style style:name="T9" style:family="text">
      <style:text-properties fo:color="#000000" style:font-name="Monaco" fo:font-weight="bold" style:font-weight-asian="bold" style:font-weight-complex="bold"/>
    </style:style>
    <style:style style:name="T10" style:family="text">
      <style:text-properties fo:color="#00aa00" fo:font-style="italic" style:font-style-asian="italic" style:font-style-complex="italic"/>
    </style:style>
    <style:style style:name="T11" style:family="text">
      <style:text-properties fo:color="#00aa00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color="#c0c0c0"/>
    </style:style>
    <style:style style:name="T13" style:family="text">
      <style:text-properties fo:color="#c0c0c0" style:text-underline-style="solid" style:text-underline-width="auto" style:text-underline-color="font-color"/>
    </style:style>
    <style:style style:name="T14" style:family="text">
      <style:text-properties fo:color="#8000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use-window-font-color="true" fo:font-size="14pt" style:font-size-asian="14pt" style:font-size-complex="14pt"/>
    </style:style>
    <style:style style:name="T17" style:family="text">
      <style:text-properties fo:color="#00ae00"/>
    </style:style>
    <style:style style:name="T18" style:family="text">
      <style:text-properties fo:color="#00ae00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euristic Analysis</text:p>
      <text:p text:style-name="P17"/>
      <text:p text:style-name="P16">For this project the following heuristic score function algorithms are proposed. For each proposed algorithm, the results of the tournament are provided and compared with the improved iterative deepening: </text:p>
      <text:p text:style-name="P19"/>
      <text:p text:style-name="P4"><text:span text:style-name="T1">def</text:span><text:span text:style-name="T4"> </text:span><text:span text:style-name="T5">custom_score_lookahead_own</text:span><text:span text:style-name="T4">(game, player):</text:span></text:p>
      <text:p text:style-name="P4"><text:span text:style-name="T4"><text:s text:c="4"/></text:span><text:span text:style-name="T10">This score function looks ahead one level deeper and</text:span></text:p>
      <text:p text:style-name="P5"><text:s text:c="4"/>returns the number of legal moves at the current step and the average of</text:p>
      <text:p text:style-name="P5"><text:s text:c="4"/>number of moves available in the next level due to each of the moves in </text:p>
      <text:p text:style-name="P5"><text:s text:c="4"/>the current level. </text:p>
      <text:p text:style-name="P20"/>
      <text:p text:style-name="P6"><text:span text:style-name="T2">def</text:span><text:span text:style-name="T6"> </text:span><text:span text:style-name="T9">custom_score_opponent_moves</text:span><text:span text:style-name="T6">(game, player):</text:span></text:p>
      <text:p text:style-name="P4"><text:span text:style-name="T4"><text:s text:c="4"/></text:span><text:span text:style-name="T10">This score functio</text:span><text:span text:style-name="T18">n only returns the number of moves</text:span></text:p>
      <text:p text:style-name="P5"><text:span text:style-name="T17"><text:s text:c="4"/>available for the opponent. </text:span><text:span text:style-name="T16"><text:s/></text:span></text:p>
      <text:p text:style-name="P23"/>
      <text:p text:style-name="P1"><text:span text:style-name="T1">def</text:span> <text:span text:style-name="T15">custom_score_lookahead_opponent</text:span>(game, player):</text:p>
      <text:p text:style-name="P4"><text:span text:style-name="T4"><text:s text:c="4"/></text:span><text:span text:style-name="T10">This score function looks at the number of available</text:span></text:p>
      <text:p text:style-name="P7"><text:s text:c="4"/>moves for its own player subtracted by the average number of moves available</text:p>
      <text:p text:style-name="P7"><text:s text:c="4"/>for the opponent in the next round.</text:p>
      <text:p text:style-name="P24"/>
      <text:p text:style-name="P2"><text:span text:style-name="T3">def</text:span><text:span text:style-name="T7"> </text:span><text:span text:style-name="T8">custom_score_center_deviation</text:span><text:span text:style-name="T7">(game, player):</text:span></text:p>
      <text:p text:style-name="P4"><text:span text:style-name="T4"><text:s text:c="4"/></text:span><text:span text:style-name="T10">This score function discourages the player to go to</text:span></text:p>
      <text:p text:style-name="P5"><text:s text:c="4"/>the boundaries of the board by discounting the distance to centre of the </text:p>
      <text:p text:style-name="P5"><text:s text:c="4"/>board from the returned score. </text:p>
      <text:p text:style-name="P7"/>
      <text:p text:style-name="P7"/>
      <text:p text:style-name="P8"/>
      <text:p text:style-name="P16">All these score functions seems to have a very close performance to that of the ID_improved. </text:p>
      <text:p text:style-name="P16"/>
      <text:p text:style-name="P16"/>
      <text:p text:style-name="P16"/>
      <text:p text:style-name="P16"/>
      <text:p text:style-name="P16"/>
      <text:p text:style-name="P10"><text:span text:style-name="T1">def</text:span><text:span text:style-name="T4"> </text:span><text:span text:style-name="T5">custom_score_lookahead_own</text:span><text:span text:style-name="T4">(game, player):</text:span></text:p>
      <text:p text:style-name="P4"><text:span text:style-name="T4"><text:s text:c="4"/></text:span><text:span text:style-name="T10">"""Calculate the heuristic value of a game state from the point of view</text:span></text:p>
      <text:p text:style-name="P5"><text:s text:c="4"/>of the given player. This score function looks ahead one level deeper and</text:p>
      <text:p text:style-name="P5"><text:s text:c="4"/>returns the number of legal moves at the current step and the average of</text:p>
      <text:p text:style-name="P5"><text:s text:c="4"/>number of moves available due to each of the moves in previous step.</text:p>
      <text:p text:style-name="P4"/>
      <text:p text:style-name="P5"><text:s text:c="4"/>Parameters</text:p>
      <text:p text:style-name="P5"><text:s text:c="4"/>----------</text:p>
      <text:p text:style-name="P5"><text:s text:c="4"/>game : `isolation.Board`</text:p>
      <text:p text:style-name="P5"><text:s text:c="8"/>An instance of `isolation.Board` encoding the current state of the</text:p>
      <text:p text:style-name="P5"><text:s text:c="8"/>game (e.g., player locations and blocked cells).</text:p>
      <text:p text:style-name="P4"/>
      <text:p text:style-name="P5"><text:s text:c="4"/>player : object</text:p>
      <text:p text:style-name="P5"><text:s text:c="8"/>A player instance in the current game (i.e., an object corresponding to</text:p>
      <text:p text:style-name="P5"><text:s text:c="8"/>one of the player objects `game.__player_1__` or `game.__player_2__`.)</text:p>
      <text:p text:style-name="P4"/>
      <text:p text:style-name="P5"><text:s text:c="4"/>Returns</text:p>
      <text:p text:style-name="P5"><text:s text:c="4"/>----------</text:p>
      <text:p text:style-name="P5"><text:s text:c="4"/>float</text:p>
      <text:p text:style-name="P5"><text:s text:c="8"/>The heuristic value of the current game state to the specified player.</text:p>
      <text:p text:style-name="P5"><text:s text:c="4"/>"""</text:p>
      <text:p text:style-name="P4"/>
      <text:p text:style-name="P4"><text:span text:style-name="T4"><text:s text:c="4"/></text:span><text:span text:style-name="T12"># TODO: finish this function!</text:span></text:p>
      <text:p text:style-name="P4"><text:span text:style-name="T4"><text:s text:c="4"/></text:span><text:span text:style-name="T12">#raise NotImplementedError</text:span></text:p>
      <text:p text:style-name="P4"><text:span text:style-name="T4"><text:s text:c="4"/></text:span><text:span text:style-name="T1">if</text:span><text:span text:style-name="T4"> game.is_loser(player):</text:span></text:p>
      <text:p text:style-name="P4"><text:span text:style-name="T4"><text:s text:c="8"/></text:span><text:span text:style-name="T1">return</text:span><text:span text:style-name="T4"> float(</text:span><text:span text:style-name="T10">"-</text:span><text:span text:style-name="T11">inf</text:span><text:span text:style-name="T10">"</text:span><text:span text:style-name="T4">)</text:span></text:p>
      <text:p text:style-name="P4"/>
      <text:p text:style-name="P4"><text:span text:style-name="T4"><text:s text:c="4"/></text:span><text:span text:style-name="T1">if</text:span><text:span text:style-name="T4"> game.is_winner(player):</text:span></text:p>
      <text:p text:style-name="P4"><text:span text:style-name="T4"><text:s text:c="8"/></text:span><text:span text:style-name="T1">return</text:span><text:span text:style-name="T4"> float(</text:span><text:span text:style-name="T10">"</text:span><text:span text:style-name="T11">inf</text:span><text:span text:style-name="T10">"</text:span><text:span text:style-name="T4">)</text:span></text:p>
      <text:p text:style-name="P4"/>
      <text:p text:style-name="P3"><text:s text:c="4"/>own_moves = game.get_legal_moves(player)</text:p>
      <text:p text:style-name="P4"><text:span text:style-name="T4"><text:s text:c="4"/></text:span><text:span text:style-name="T1">if</text:span><text:span text:style-name="T4"> len(own_moves) == </text:span><text:span text:style-name="T14">0</text:span><text:span text:style-name="T4">: </text:span></text:p>
      <text:p text:style-name="P4"><text:span text:style-name="T4"><text:s text:c="8"/></text:span><text:span text:style-name="T1">return</text:span><text:span text:style-name="T4"> float(</text:span><text:span text:style-name="T10">"-</text:span><text:span text:style-name="T11">inf</text:span><text:span text:style-name="T10">"</text:span><text:span text:style-name="T4">)</text:span></text:p>
      <text:p text:style-name="P4"><text:span text:style-name="T4"><text:s text:c="4"/>lookahead_moves = </text:span><text:span text:style-name="T14">0.0</text:span></text:p>
      <text:p text:style-name="P4"><text:span text:style-name="T4"><text:s text:c="4"/></text:span><text:span text:style-name="T1">for</text:span><text:span text:style-name="T4"> move </text:span><text:span text:style-name="T1">in</text:span><text:span text:style-name="T4"> own_moves: </text:span></text:p>
      <text:p text:style-name="P3"><text:s text:c="8"/>lookahead_game = game.forecast_move(move)</text:p>
      <text:p text:style-name="P3"><text:s text:c="8"/>lookahead_moves += len(lookahead_game.get_legal_moves(player))</text:p>
      <text:p text:style-name="P3"><text:s text:c="4"/>lookahead_moves /= len(own_moves) <text:s text:c="3"/></text:p>
      <text:p text:style-name="P3"><text:s text:c="4"/>score = len(own_moves) + lookahead_moves</text:p>
      <text:p text:style-name="P4"><text:span text:style-name="T4"><text:s text:c="4"/></text:span><text:span text:style-name="T1">return</text:span><text:span text:style-name="T4"> float(score)</text:span></text:p>
      <text:p text:style-name="P21"/>
      <text:p text:style-name="P21"/>
      <text:p text:style-name="P9">This script evaluates the performance of the custom heuristic function by</text:p>
      <text:p text:style-name="P3">comparing the strength of an agent using iterative deepening (ID) search with</text:p>
      <text:p text:style-name="P3">alpha-beta pruning against the strength rating of agents using other heuristic</text:p>
      <text:p text:style-name="P3">functions. <text:s/>The `ID_Improved` agent provides a baseline by measuring the</text:p>
      <text:p text:style-name="P3">performance of a basic agent using Iterative Deepening and the "improved"</text:p>
      <text:p text:style-name="P3">heuristic (from lecture) on your hardware. <text:s/>The `Student` agent then measures</text:p>
      <text:p text:style-name="P3">the performance of Iterative Deepening and the custom heuristic against the</text:p>
      <text:p text:style-name="P3">same opponents.</text:p>
      <text:p text:style-name="P4"/>
      <text:p text:style-name="P4"/>
      <text:p text:style-name="P3">*************************</text:p>
      <text:p text:style-name="P3"><text:s/>Evaluating: ID_Improved </text:p>
      <text:p text:style-name="P3">*************************</text:p>
      <text:p text:style-name="P4"/>
      <text:p text:style-name="P3">Playing Matches:</text:p>
      <text:p text:style-name="P3">----------</text:p>
      <text:p text:style-name="P3"><text:s text:c="2"/>Match 1: ID_Improved vs <text:s text:c="2"/>Random <text:s text:c="3"/><text:tab/>Result: 18 to 2</text:p>
      <text:p text:style-name="P3"><text:s text:c="2"/>Match 2: ID_Improved vs <text:s text:c="2"/>MM_Null <text:s text:c="2"/><text:tab/>Result: 15 to 5</text:p>
      <text:p text:style-name="P3"><text:s text:c="2"/>Match 3: ID_Improved vs <text:s text:c="2"/>MM_Open <text:s text:c="2"/><text:tab/>Result: 11 to 9</text:p>
      <text:p text:style-name="P3"><text:s text:c="2"/>Match 4: ID_Improved vs MM_Improved <text:tab/>Result: 10 to 10</text:p>
      <text:p text:style-name="P3"><text:s text:c="2"/>Match 5: ID_Improved vs <text:s text:c="2"/>AB_Null <text:s text:c="2"/><text:tab/>Result: 15 to 5</text:p>
      <text:p text:style-name="P3"><text:s text:c="2"/>Match 6: ID_Improved vs <text:s text:c="2"/>AB_Open <text:s text:c="2"/><text:tab/>Result: 11 to 9</text:p>
      <text:p text:style-name="P3"><text:s text:c="2"/>Match 7: ID_Improved vs AB_Improved <text:tab/>Result: 11 to 9</text:p>
      <text:p text:style-name="P4"/>
      <text:p text:style-name="P4"/>
      <text:p text:style-name="P3">Results:</text:p>
      <text:p text:style-name="P3">----------</text:p>
      <text:p text:style-name="P3">ID_Improved <text:s text:c="8"/>65.00%</text:p>
      <text:p text:style-name="P4"/>
      <text:p text:style-name="P3">*************************</text:p>
      <text:p text:style-name="P3"><text:s text:c="3"/>Evaluating: Student <text:s text:c="2"/></text:p>
      <text:p text:style-name="P3">*************************</text:p>
      <text:p text:style-name="P4"/>
      <text:p text:style-name="P3">Playing Matches:</text:p>
      <text:p text:style-name="P3">----------</text:p>
      <text:p text:style-name="P3"><text:s text:c="2"/>Match 1: <text:s text:c="2"/>Student <text:s text:c="2"/>vs <text:s text:c="2"/>Random <text:s text:c="3"/><text:tab/>Result: 16 to 4</text:p>
      <text:p text:style-name="P3"><text:s text:c="2"/>Match 2: <text:s text:c="2"/>Student <text:s text:c="2"/>vs <text:s text:c="2"/>MM_Null <text:s text:c="2"/><text:tab/>Result: 13 to 7</text:p>
      <text:p text:style-name="P3"><text:s text:c="2"/>Match 3: <text:s text:c="2"/>Student <text:s text:c="2"/>vs <text:s text:c="2"/>MM_Open <text:s text:c="2"/><text:tab/>Result: 10 to 10</text:p>
      <text:p text:style-name="P3"><text:s text:c="2"/>Match 4: <text:s text:c="2"/>Student <text:s text:c="2"/>vs MM_Improved <text:tab/>Result: 14 to 6</text:p>
      <text:p text:style-name="P3"><text:s text:c="2"/>Match 5: <text:s text:c="2"/>Student <text:s text:c="2"/>vs <text:s text:c="2"/>AB_Null <text:s text:c="2"/><text:tab/>Result: 12 to 8</text:p>
      <text:p text:style-name="P3"><text:s text:c="2"/>Match 6: <text:s text:c="2"/>Student <text:s text:c="2"/>vs <text:s text:c="2"/>AB_Open <text:s text:c="2"/><text:tab/>Result: 12 to 8</text:p>
      <text:p text:style-name="P3"><text:s text:c="2"/>Match 7: <text:s text:c="2"/>Student <text:s text:c="2"/>vs AB_Improved <text:tab/>Result: 12 to 8</text:p>
      <text:p text:style-name="P4"/>
      <text:p text:style-name="P4"/>
      <text:p text:style-name="P3">Results:</text:p>
      <text:p text:style-name="P3">----------</text:p>
      <text:p text:style-name="P3">Student <text:s text:c="12"/>63.57%</text:p>
      <text:p text:style-name="P21"/>
      <text:p text:style-name="P21"/>
      <text:p text:style-name="P21"/>
      <text:p text:style-name="P11"><text:span text:style-name="T2">def</text:span><text:span text:style-name="T6"> </text:span><text:span text:style-name="T9">custom_score_opponent_moves</text:span><text:span text:style-name="T6">(game, player):</text:span></text:p>
      <text:p text:style-name="P4"><text:span text:style-name="T4"><text:s text:c="4"/></text:span><text:span text:style-name="T10">"""Calculate the heuristic value of a game state from the point of view</text:span></text:p>
      <text:p text:style-name="P5"><text:s text:c="4"/>of the given player. This score function only returns the number of </text:p>
      <text:p text:style-name="P5"><text:s text:c="4"/>moves available for opponent player. <text:s/></text:p>
      <text:p text:style-name="P4"/>
      <text:p text:style-name="P5"><text:s text:c="4"/>Parameters</text:p>
      <text:p text:style-name="P5"><text:s text:c="4"/>----------</text:p>
      <text:p text:style-name="P5"><text:s text:c="4"/>game : `isolation.Board`</text:p>
      <text:p text:style-name="P5"><text:s text:c="8"/>An instance of `isolation.Board` encoding the current state of the</text:p>
      <text:p text:style-name="P5"><text:s text:c="8"/>game (e.g., player locations and blocked cells).</text:p>
      <text:p text:style-name="P4"/>
      <text:p text:style-name="P5"><text:s text:c="4"/>player : object</text:p>
      <text:p text:style-name="P5"><text:s text:c="8"/>A player instance in the current game (i.e., an object corresponding to</text:p>
      <text:p text:style-name="P5"><text:s text:c="8"/>one of the player objects `game.__player_1__` or `game.__player_2__`.)</text:p>
      <text:p text:style-name="P4"/>
      <text:p text:style-name="P5"><text:s text:c="4"/>Returns</text:p>
      <text:p text:style-name="P5"><text:s text:c="4"/>----------</text:p>
      <text:p text:style-name="P5"><text:s text:c="4"/>float</text:p>
      <text:p text:style-name="P5"><text:s text:c="8"/>The heuristic value of the current game state to the specified player.</text:p>
      <text:p text:style-name="P5"><text:s text:c="4"/>"""</text:p>
      <text:p text:style-name="P4"/>
      <text:p text:style-name="P4"><text:span text:style-name="T4"><text:s text:c="4"/></text:span><text:span text:style-name="T12"># TODO: finish this function!</text:span></text:p>
      <text:p text:style-name="P4"><text:span text:style-name="T4"><text:s text:c="4"/></text:span><text:span text:style-name="T12">#raise NotImplementedError</text:span></text:p>
      <text:p text:style-name="P4"><text:span text:style-name="T4"><text:s text:c="4"/></text:span><text:span text:style-name="T1">if</text:span><text:span text:style-name="T4"> game.is_loser(player):</text:span></text:p>
      <text:p text:style-name="P4"><text:span text:style-name="T4"><text:s text:c="8"/></text:span><text:span text:style-name="T1">return</text:span><text:span text:style-name="T4"> float(</text:span><text:span text:style-name="T10">"-</text:span><text:span text:style-name="T11">inf</text:span><text:span text:style-name="T10">"</text:span><text:span text:style-name="T4">)</text:span></text:p>
      <text:p text:style-name="P4"/>
      <text:p text:style-name="P4"><text:span text:style-name="T4"><text:s text:c="4"/></text:span><text:span text:style-name="T1">if</text:span><text:span text:style-name="T4"> game.is_winner(player):</text:span></text:p>
      <text:p text:style-name="P4"><text:span text:style-name="T4"><text:s text:c="8"/></text:span><text:span text:style-name="T1">return</text:span><text:span text:style-name="T4"> float(</text:span><text:span text:style-name="T10">"</text:span><text:span text:style-name="T11">inf</text:span><text:span text:style-name="T10">"</text:span><text:span text:style-name="T4">)</text:span></text:p>
      <text:p text:style-name="P4"/>
      <text:p text:style-name="P4"><text:span text:style-name="T4"><text:s text:c="4"/>own_moves = </text:span><text:span text:style-name="T14">0</text:span><text:span text:style-name="T4"> </text:span><text:span text:style-name="T12"># </text:span><text:span text:style-name="T13">len</text:span><text:span text:style-name="T12">(game.get_legal_moves(player))</text:span></text:p>
      <text:p text:style-name="P3"><text:s text:c="4"/>opp_moves = len(game.get_legal_moves(game.get_opponent(player)))</text:p>
      <text:p text:style-name="P4"><text:span text:style-name="T4"><text:s text:c="4"/></text:span><text:span text:style-name="T1">return</text:span><text:span text:style-name="T4"> float(own_moves - opp_moves)</text:span></text:p>
      <text:p text:style-name="P4"/>
      <text:p text:style-name="P2"/>
      <text:p text:style-name="P3"/>
      <text:p text:style-name="P3"/>
      <text:p text:style-name="P3"/>
      <text:p text:style-name="P12">Tournament results for <text:span text:style-name="T15">custom_score_opponent_moves() : </text:span></text:p>
      <text:p text:style-name="P22"/>
      <text:p text:style-name="P3">This script evaluates the performance of the custom heuristic function by</text:p>
      <text:p text:style-name="P3">comparing the strength of an agent using iterative deepening (ID) search with</text:p>
      <text:p text:style-name="P3">alpha-beta pruning against the strength rating of agents using other heuristic</text:p>
      <text:p text:style-name="P3">functions. <text:s/>The `ID_Improved` agent provides a baseline by measuring the</text:p>
      <text:p text:style-name="P3">performance of a basic agent using Iterative Deepening and the "improved"</text:p>
      <text:p text:style-name="P3">heuristic (from lecture) on your hardware. <text:s/>The `Student` agent then measures</text:p>
      <text:p text:style-name="P3">the performance of Iterative Deepening and the custom heuristic against the</text:p>
      <text:p text:style-name="P3">same opponents.</text:p>
      <text:p text:style-name="P4"/>
      <text:p text:style-name="P4"/>
      <text:p text:style-name="P3">*************************</text:p>
      <text:p text:style-name="P3"><text:s/>Evaluating: ID_Improved </text:p>
      <text:p text:style-name="P3">*************************</text:p>
      <text:p text:style-name="P4"/>
      <text:p text:style-name="P3">Playing Matches:</text:p>
      <text:p text:style-name="P3">----------</text:p>
      <text:p text:style-name="P3"><text:s text:c="2"/>Match 1: ID_Improved vs <text:s text:c="2"/>Random <text:s text:c="3"/><text:tab/>Result: 19 to 1</text:p>
      <text:p text:style-name="P3"><text:s text:c="2"/>Match 2: ID_Improved vs <text:s text:c="2"/>MM_Null <text:s text:c="2"/><text:tab/>Result: 12 to 8</text:p>
      <text:p text:style-name="P3"><text:s text:c="2"/>Match 3: ID_Improved vs <text:s text:c="2"/>MM_Open <text:s text:c="2"/><text:tab/>Result: 14 to 6</text:p>
      <text:p text:style-name="P3"><text:s text:c="2"/>Match 4: ID_Improved vs MM_Improved <text:tab/>Result: 12 to 8</text:p>
      <text:p text:style-name="P3"><text:s text:c="2"/>Match 5: ID_Improved vs <text:s text:c="2"/>AB_Null <text:s text:c="2"/><text:tab/>Result: 17 to 3</text:p>
      <text:p text:style-name="P3"><text:s text:c="2"/>Match 6: ID_Improved vs <text:s text:c="2"/>AB_Open <text:s text:c="2"/><text:tab/>Result: 13 to 7</text:p>
      <text:p text:style-name="P3"><text:s text:c="2"/>Match 7: ID_Improved vs AB_Improved <text:tab/>Result: 11 to 9</text:p>
      <text:p text:style-name="P4"/>
      <text:p text:style-name="P4"/>
      <text:p text:style-name="P3">Results:</text:p>
      <text:p text:style-name="P3">----------</text:p>
      <text:p text:style-name="P3">ID_Improved <text:s text:c="8"/>70.00%</text:p>
      <text:p text:style-name="P4"/>
      <text:p text:style-name="P3">*************************</text:p>
      <text:p text:style-name="P3"><text:s text:c="3"/>Evaluating: Student <text:s text:c="2"/></text:p>
      <text:p text:style-name="P3">*************************</text:p>
      <text:p text:style-name="P4"/>
      <text:p text:style-name="P3">Playing Matches:</text:p>
      <text:p text:style-name="P3">----------</text:p>
      <text:p text:style-name="P3"><text:s text:c="2"/>Match 1: <text:s text:c="2"/>Student <text:s text:c="2"/>vs <text:s text:c="2"/>Random <text:s text:c="3"/><text:tab/>Result: 17 to 3</text:p>
      <text:p text:style-name="P3"><text:s text:c="2"/>Match 2: <text:s text:c="2"/>Student <text:s text:c="2"/>vs <text:s text:c="2"/>MM_Null <text:s text:c="2"/><text:tab/>Result: 15 to 5</text:p>
      <text:p text:style-name="P3"><text:s text:c="2"/>Match 3: <text:s text:c="2"/>Student <text:s text:c="2"/>vs <text:s text:c="2"/>MM_Open <text:s text:c="2"/><text:tab/>Result: 11 to 9</text:p>
      <text:p text:style-name="P3"><text:s text:c="2"/>Match 4: <text:s text:c="2"/>Student <text:s text:c="2"/>vs MM_Improved <text:tab/>Result: 12 to 8</text:p>
      <text:p text:style-name="P3"><text:s text:c="2"/>Match 5: <text:s text:c="2"/>Student <text:s text:c="2"/>vs <text:s text:c="2"/>AB_Null <text:s text:c="2"/><text:tab/>Result: 15 to 5</text:p>
      <text:p text:style-name="P3"><text:s text:c="2"/>Match 6: <text:s text:c="2"/>Student <text:s text:c="2"/>vs <text:s text:c="2"/>AB_Open <text:s text:c="2"/><text:tab/>Result: 10 to 10</text:p>
      <text:p text:style-name="P3"><text:s text:c="2"/>Match 7: <text:s text:c="2"/>Student <text:s text:c="2"/>vs AB_Improved <text:tab/>Result: 12 to 8</text:p>
      <text:p text:style-name="P4"/>
      <text:p text:style-name="P4"/>
      <text:p text:style-name="P3">Results:</text:p>
      <text:p text:style-name="P3">----------</text:p>
      <text:p text:style-name="P3">Student <text:s text:c="12"/>65.71%</text:p>
      <text:p text:style-name="P2"/>
      <text:p text:style-name="P13"><text:span text:style-name="T1">def</text:span> <text:span text:style-name="T15">custom_score_lookahead_opponent</text:span>(game, player):</text:p>
      <text:p text:style-name="P4"><text:span text:style-name="T4"><text:s text:c="4"/></text:span><text:span text:style-name="T10">"""Calculate the heuristic value of a game state from the point of view</text:span></text:p>
      <text:p text:style-name="P5"><text:s text:c="4"/>of the given player. This score function looks at the number of available</text:p>
      <text:p text:style-name="P5"><text:s text:c="4"/>moves for its own player subtracted by the average number of moves available</text:p>
      <text:p text:style-name="P5"><text:s text:c="4"/>for the opponent in the next round.</text:p>
      <text:p text:style-name="P4"/>
      <text:p text:style-name="P5"><text:s text:c="4"/>Parameters</text:p>
      <text:p text:style-name="P5"><text:s text:c="4"/>----------</text:p>
      <text:p text:style-name="P5"><text:s text:c="4"/>game : `isolation.Board`</text:p>
      <text:p text:style-name="P5"><text:s text:c="8"/>An instance of `isolation.Board` encoding the current state of the</text:p>
      <text:p text:style-name="P5"><text:s text:c="8"/>game (e.g., player locations and blocked cells).</text:p>
      <text:p text:style-name="P4"/>
      <text:p text:style-name="P5"><text:s text:c="4"/>player : object</text:p>
      <text:p text:style-name="P5"><text:s text:c="8"/>A player instance in the current game (i.e., an object corresponding to</text:p>
      <text:p text:style-name="P5"><text:s text:c="8"/>one of the player objects `game.__player_1__` or `game.__player_2__`.)</text:p>
      <text:p text:style-name="P4"/>
      <text:p text:style-name="P5"><text:s text:c="4"/>Returns</text:p>
      <text:p text:style-name="P5"><text:s text:c="4"/>----------</text:p>
      <text:p text:style-name="P5"><text:s text:c="4"/>float</text:p>
      <text:p text:style-name="P5"><text:s text:c="8"/>The heuristic value of the current game state to the specified player.</text:p>
      <text:p text:style-name="P5"><text:s text:c="4"/>"""</text:p>
      <text:p text:style-name="P4"/>
      <text:p text:style-name="P4"><text:span text:style-name="T4"><text:s text:c="4"/></text:span><text:span text:style-name="T12"># TODO: finish this function!</text:span></text:p>
      <text:p text:style-name="P4"><text:span text:style-name="T4"><text:s text:c="4"/></text:span><text:span text:style-name="T12">#raise NotImplementedError</text:span></text:p>
      <text:p text:style-name="P4"><text:span text:style-name="T4"><text:s text:c="4"/></text:span><text:span text:style-name="T1">if</text:span><text:span text:style-name="T4"> game.is_loser(player):</text:span></text:p>
      <text:p text:style-name="P4"><text:span text:style-name="T4"><text:s text:c="8"/></text:span><text:span text:style-name="T1">return</text:span><text:span text:style-name="T4"> float(</text:span><text:span text:style-name="T10">"-</text:span><text:span text:style-name="T11">inf</text:span><text:span text:style-name="T10">"</text:span><text:span text:style-name="T4">)</text:span></text:p>
      <text:p text:style-name="P4"/>
      <text:p text:style-name="P4"><text:span text:style-name="T4"><text:s text:c="4"/></text:span><text:span text:style-name="T1">if</text:span><text:span text:style-name="T4"> game.is_winner(player):</text:span></text:p>
      <text:p text:style-name="P4"><text:span text:style-name="T4"><text:s text:c="8"/></text:span><text:span text:style-name="T1">return</text:span><text:span text:style-name="T4"> float(</text:span><text:span text:style-name="T10">"</text:span><text:span text:style-name="T11">inf</text:span><text:span text:style-name="T10">"</text:span><text:span text:style-name="T4">)</text:span></text:p>
      <text:p text:style-name="P4"/>
      <text:p text:style-name="P3"><text:s text:c="4"/>own_moves = game.get_legal_moves(player)</text:p>
      <text:p text:style-name="P4"><text:span text:style-name="T4"><text:s text:c="4"/></text:span><text:span text:style-name="T1">if</text:span><text:span text:style-name="T4"> len(own_moves) == </text:span><text:span text:style-name="T14">0</text:span><text:span text:style-name="T4">: </text:span></text:p>
      <text:p text:style-name="P4"><text:span text:style-name="T4"><text:s text:c="8"/></text:span><text:span text:style-name="T1">return</text:span><text:span text:style-name="T4"> float(</text:span><text:span text:style-name="T10">"-</text:span><text:span text:style-name="T11">inf</text:span><text:span text:style-name="T10">"</text:span><text:span text:style-name="T4">)</text:span></text:p>
      <text:p text:style-name="P3"><text:s text:c="4"/></text:p>
      <text:p text:style-name="P4"><text:span text:style-name="T4"><text:s text:c="4"/>opp_moves = </text:span><text:span text:style-name="T14">0.0</text:span></text:p>
      <text:p text:style-name="P4"><text:span text:style-name="T4"><text:s text:c="4"/></text:span><text:span text:style-name="T1">for</text:span><text:span text:style-name="T4"> move </text:span><text:span text:style-name="T1">in</text:span><text:span text:style-name="T4"> own_moves: </text:span></text:p>
      <text:p text:style-name="P3"><text:s text:c="8"/>new_game = game.forecast_move(move)</text:p>
      <text:p text:style-name="P3"><text:s text:c="8"/>opp_moves += len(new_game.get_legal_moves(game.get_opponent(player)))</text:p>
      <text:p text:style-name="P4"><text:span text:style-name="T4"><text:s text:c="4"/></text:span><text:span text:style-name="T12"># get the average moves that the opponent have </text:span></text:p>
      <text:p text:style-name="P3"><text:s text:c="4"/>avg_opp_moves = opp_moves / len(own_moves)</text:p>
      <text:p text:style-name="P4"><text:span text:style-name="T4"><text:s text:c="4"/></text:span><text:span text:style-name="T1">return</text:span><text:span text:style-name="T4"> float(len(own_moves) - avg_opp_moves)</text:span></text:p>
      <text:p text:style-name="P1"/>
      <text:p text:style-name="P1"/>
      <text:p text:style-name="P1"/>
      <text:p text:style-name="P15"><text:span text:style-name="T15">Tournament results for custom_score_lookahead_opponent</text:span>(): </text:p>
      <text:p text:style-name="P1"/>
      <text:p text:style-name="P1">This script evaluates the performance of the custom heuristic function by</text:p>
      <text:p text:style-name="P3">comparing the strength of an agent using iterative deepening (ID) search with</text:p>
      <text:p text:style-name="P3">alpha-beta pruning against the strength rating of agents using other heuristic</text:p>
      <text:p text:style-name="P3">functions. <text:s/>The `ID_Improved` agent provides a baseline by measuring the</text:p>
      <text:p text:style-name="P3">performance of a basic agent using Iterative Deepening and the "improved"</text:p>
      <text:p text:style-name="P3">heuristic (from lecture) on your hardware. <text:s/>The `Student` agent then measures</text:p>
      <text:p text:style-name="P3">the performance of Iterative Deepening and the custom heuristic against the</text:p>
      <text:p text:style-name="P3">same opponents.</text:p>
      <text:p text:style-name="P4"/>
      <text:p text:style-name="P4"/>
      <text:p text:style-name="P3">*************************</text:p>
      <text:p text:style-name="P3"><text:s/>Evaluating: ID_Improved </text:p>
      <text:p text:style-name="P3">*************************</text:p>
      <text:p text:style-name="P4"/>
      <text:p text:style-name="P3">Playing Matches:</text:p>
      <text:p text:style-name="P3">----------</text:p>
      <text:p text:style-name="P3"><text:s text:c="2"/>Match 1: ID_Improved vs <text:s text:c="2"/>Random <text:s text:c="3"/><text:tab/>Result: 19 to 1</text:p>
      <text:p text:style-name="P3"><text:s text:c="2"/>Match 2: ID_Improved vs <text:s text:c="2"/>MM_Null <text:s text:c="2"/><text:tab/>Result: 17 to 3</text:p>
      <text:p text:style-name="P3"><text:s text:c="2"/>Match 3: ID_Improved vs <text:s text:c="2"/>MM_Open <text:s text:c="2"/><text:tab/>Result: 12 to 8</text:p>
      <text:p text:style-name="P3"><text:s text:c="2"/>Match 4: ID_Improved vs MM_Improved <text:tab/>Result: 11 to 9</text:p>
      <text:p text:style-name="P3"><text:s text:c="2"/>Match 5: ID_Improved vs <text:s text:c="2"/>AB_Null <text:s text:c="2"/><text:tab/>Result: 14 to 6</text:p>
      <text:p text:style-name="P3"><text:s text:c="2"/>Match 6: ID_Improved vs <text:s text:c="2"/>AB_Open <text:s text:c="2"/><text:tab/>Result: 13 to 7</text:p>
      <text:p text:style-name="P3"><text:s text:c="2"/>Match 7: ID_Improved vs AB_Improved <text:tab/>Result: 16 to 4</text:p>
      <text:p text:style-name="P4"/>
      <text:p text:style-name="P4"/>
      <text:p text:style-name="P3">Results:</text:p>
      <text:p text:style-name="P3">----------</text:p>
      <text:p text:style-name="P3">ID_Improved <text:s text:c="8"/>72.86%</text:p>
      <text:p text:style-name="P4"/>
      <text:p text:style-name="P3">*************************</text:p>
      <text:p text:style-name="P3"><text:s text:c="3"/>Evaluating: Student <text:s text:c="2"/></text:p>
      <text:p text:style-name="P3">*************************</text:p>
      <text:p text:style-name="P4"/>
      <text:p text:style-name="P3">Playing Matches:</text:p>
      <text:p text:style-name="P3">----------</text:p>
      <text:p text:style-name="P3"><text:s text:c="2"/>Match 1: <text:s text:c="2"/>Student <text:s text:c="2"/>vs <text:s text:c="2"/>Random <text:s text:c="3"/><text:tab/>Result: 16 to 4</text:p>
      <text:p text:style-name="P3"><text:s text:c="2"/>Match 2: <text:s text:c="2"/>Student <text:s text:c="2"/>vs <text:s text:c="2"/>MM_Null <text:s text:c="2"/><text:tab/>Result: 16 to 4</text:p>
      <text:p text:style-name="P3"><text:s text:c="2"/>Match 3: <text:s text:c="2"/>Student <text:s text:c="2"/>vs <text:s text:c="2"/>MM_Open <text:s text:c="2"/><text:tab/>Result: 15 to 5</text:p>
      <text:p text:style-name="P3"><text:s text:c="2"/>Match 4: <text:s text:c="2"/>Student <text:s text:c="2"/>vs MM_Improved <text:tab/>Result: 14 to 6</text:p>
      <text:p text:style-name="P3"><text:s text:c="2"/>Match 5: <text:s text:c="2"/>Student <text:s text:c="2"/>vs <text:s text:c="2"/>AB_Null <text:s text:c="2"/><text:tab/>Result: 15 to 5</text:p>
      <text:p text:style-name="P3"><text:s text:c="2"/>Match 6: <text:s text:c="2"/>Student <text:s text:c="2"/>vs <text:s text:c="2"/>AB_Open <text:s text:c="2"/><text:tab/>Result: 12 to 8</text:p>
      <text:p text:style-name="P3"><text:s text:c="2"/>Match 7: <text:s text:c="2"/>Student <text:s text:c="2"/>vs AB_Improved <text:tab/>Result: 8 to 12</text:p>
      <text:p text:style-name="P4"/>
      <text:p text:style-name="P4"/>
      <text:p text:style-name="P3">Results:</text:p>
      <text:p text:style-name="P3">----------</text:p>
      <text:p text:style-name="P3">Student <text:s text:c="12"/>68.57%</text:p>
      <text:p text:style-name="P2"/>
      <text:p text:style-name="P14"><text:span text:style-name="T3">def</text:span><text:span text:style-name="T7"> </text:span><text:span text:style-name="T8">custom_score_center_deviation</text:span><text:span text:style-name="T7">(game, player):</text:span></text:p>
      <text:p text:style-name="P4"><text:span text:style-name="T4"><text:s text:c="4"/></text:span><text:span text:style-name="T10">"""Calculate the heuristic value of a game state from the point of view</text:span></text:p>
      <text:p text:style-name="P5"><text:s text:c="4"/>of the given player. This score function discourages the player to go to</text:p>
      <text:p text:style-name="P5"><text:s text:c="4"/>the boundaries of the board by discounting the distance to centre of the </text:p>
      <text:p text:style-name="P5"><text:s text:c="4"/>board from the returned score. </text:p>
      <text:p text:style-name="P4"/>
      <text:p text:style-name="P5"><text:s text:c="4"/>Parameters</text:p>
      <text:p text:style-name="P5"><text:s text:c="4"/>----------</text:p>
      <text:p text:style-name="P5"><text:s text:c="4"/>game : `isolation.Board`</text:p>
      <text:p text:style-name="P5"><text:s text:c="8"/>An instance of `isolation.Board` encoding the current state of the</text:p>
      <text:p text:style-name="P5"><text:s text:c="8"/>game (e.g., player locations and blocked cells).</text:p>
      <text:p text:style-name="P4"/>
      <text:p text:style-name="P5"><text:s text:c="4"/>player : object</text:p>
      <text:p text:style-name="P5"><text:s text:c="8"/>A player instance in the current game (i.e., an object corresponding to</text:p>
      <text:p text:style-name="P5"><text:s text:c="8"/>one of the player objects `game.__player_1__` or `game.__player_2__`.)</text:p>
      <text:p text:style-name="P4"/>
      <text:p text:style-name="P5"><text:s text:c="4"/>Returns</text:p>
      <text:p text:style-name="P5"><text:s text:c="4"/>----------</text:p>
      <text:p text:style-name="P5"><text:s text:c="4"/>float</text:p>
      <text:p text:style-name="P5"><text:s text:c="8"/>The heuristic value of the current game state to the specified player.</text:p>
      <text:p text:style-name="P5"><text:s text:c="4"/>"""</text:p>
      <text:p text:style-name="P4"/>
      <text:p text:style-name="P4"><text:span text:style-name="T4"><text:s text:c="4"/></text:span><text:span text:style-name="T1">if</text:span><text:span text:style-name="T4"> game.is_loser(player):</text:span></text:p>
      <text:p text:style-name="P4"><text:span text:style-name="T4"><text:s text:c="8"/></text:span><text:span text:style-name="T1">return</text:span><text:span text:style-name="T4"> float(</text:span><text:span text:style-name="T10">"-</text:span><text:span text:style-name="T11">inf</text:span><text:span text:style-name="T10">"</text:span><text:span text:style-name="T4">)</text:span></text:p>
      <text:p text:style-name="P4"/>
      <text:p text:style-name="P4"><text:span text:style-name="T4"><text:s text:c="4"/></text:span><text:span text:style-name="T1">if</text:span><text:span text:style-name="T4"> game.is_winner(player):</text:span></text:p>
      <text:p text:style-name="P4"><text:span text:style-name="T4"><text:s text:c="8"/></text:span><text:span text:style-name="T1">return</text:span><text:span text:style-name="T4"> float(</text:span><text:span text:style-name="T10">"</text:span><text:span text:style-name="T11">inf</text:span><text:span text:style-name="T10">"</text:span><text:span text:style-name="T4">)</text:span></text:p>
      <text:p text:style-name="P4"/>
      <text:p text:style-name="P4"><text:span text:style-name="T4"><text:s text:c="4"/>mixing_factor = </text:span><text:span text:style-name="T14">0.8</text:span></text:p>
      <text:p text:style-name="P4"><text:span text:style-name="T4"><text:s text:c="4"/>board_center = (game.width / </text:span><text:span text:style-name="T14">2.0</text:span><text:span text:style-name="T4">, game.height / </text:span><text:span text:style-name="T14">2.0</text:span><text:span text:style-name="T4">)</text:span></text:p>
      <text:p text:style-name="P3"><text:s text:c="4"/>current_location = game.get_player_location(player)</text:p>
      <text:p text:style-name="P4"><text:span text:style-name="T4"><text:s text:c="4"/>distance_to_center = (current_location[</text:span><text:span text:style-name="T14">0</text:span><text:span text:style-name="T4">] - board_center[</text:span><text:span text:style-name="T14">0</text:span><text:span text:style-name="T4">]) ** </text:span><text:span text:style-name="T14">2</text:span><text:span text:style-name="T4"> + (current_location[</text:span><text:span text:style-name="T14">1</text:span><text:span text:style-name="T4">] - board_center[</text:span><text:span text:style-name="T14">1</text:span><text:span text:style-name="T4">]) ** </text:span><text:span text:style-name="T14">2</text:span></text:p>
      <text:p text:style-name="P4"><text:span text:style-name="T4"><text:s text:c="4"/>distance_to_center_normilized = distance_to_center / ( (board_center[</text:span><text:span text:style-name="T14">0</text:span><text:span text:style-name="T4">]) ** </text:span><text:span text:style-name="T14">2</text:span><text:span text:style-name="T4"> + (board_center[</text:span><text:span text:style-name="T14">1</text:span><text:span text:style-name="T4">]) ** </text:span><text:span text:style-name="T14">2</text:span><text:span text:style-name="T4"> )</text:span></text:p>
      <text:p text:style-name="P4"><text:span text:style-name="T4"><text:s text:c="4"/></text:span><text:span text:style-name="T12">#print("distance to center = " + </text:span><text:span text:style-name="T13">str</text:span><text:span text:style-name="T12">(-distance_to_center))</text:span></text:p>
      <text:p text:style-name="P3"><text:s text:c="4"/></text:p>
      <text:p text:style-name="P3"><text:s text:c="4"/>nrof_own_moves = len(game.get_legal_moves(player))</text:p>
      <text:p text:style-name="P4"><text:span text:style-name="T4"><text:s text:c="4"/>nrof_own_moves_normilized = nrof_own_moves / </text:span><text:span text:style-name="T14">8.0</text:span><text:span text:style-name="T4"> </text:span></text:p>
      <text:p text:style-name="P3"><text:s text:c="4"/></text:p>
      <text:p text:style-name="P4"><text:span text:style-name="T4"><text:s text:c="4"/>score = mixing_factor * nrof_own_moves_normilized + (</text:span><text:span text:style-name="T14">1</text:span><text:span text:style-name="T4"> - mixing_factor) * (- distance_to_center_normilized)</text:span></text:p>
      <text:p text:style-name="P4"><text:span text:style-name="T4"><text:s text:c="4"/></text:span><text:span text:style-name="T12">#print('score = ' + </text:span><text:span text:style-name="T13">str</text:span><text:span text:style-name="T12">(score)) </text:span></text:p>
      <text:p text:style-name="P3"><text:s text:c="4"/></text:p>
      <text:p text:style-name="P4"><text:span text:style-name="T4"><text:s text:c="4"/></text:span><text:span text:style-name="T1">return</text:span><text:span text:style-name="T4"> float(score)</text:span></text:p>
      <text:p text:style-name="P2"/>
      <text:p text:style-name="P2"/>
      <text:p text:style-name="P2"/>
      <text:p text:style-name="P3"/>
      <text:p text:style-name="P12"><text:span text:style-name="T15">Tournament results for custom_score_center_deviation()</text:span>:</text:p>
      <text:p text:style-name="P3"/>
      <text:p text:style-name="P3">This script evaluates the performance of the custom heuristic function by</text:p>
      <text:p text:style-name="P3">comparing the strength of an agent using iterative deepening (ID) search with</text:p>
      <text:p text:style-name="P3">alpha-beta pruning against the strength rating of agents using other heuristic</text:p>
      <text:p text:style-name="P3">functions. <text:s/>The `ID_Improved` agent provides a baseline by measuring the</text:p>
      <text:p text:style-name="P3">performance of a basic agent using Iterative Deepening and the "improved"</text:p>
      <text:p text:style-name="P3">heuristic (from lecture) on your hardware. <text:s/>The `Student` agent then measures</text:p>
      <text:p text:style-name="P3">the performance of Iterative Deepening and the custom heuristic against the</text:p>
      <text:p text:style-name="P3">same opponents.</text:p>
      <text:p text:style-name="P4"/>
      <text:p text:style-name="P4"/>
      <text:p text:style-name="P3">*************************</text:p>
      <text:p text:style-name="P3"><text:s/>Evaluating: ID_Improved </text:p>
      <text:p text:style-name="P3">*************************</text:p>
      <text:p text:style-name="P4"/>
      <text:p text:style-name="P3">Playing Matches:</text:p>
      <text:p text:style-name="P3">----------</text:p>
      <text:p text:style-name="P3"><text:s text:c="2"/>Match 1: ID_Improved vs <text:s text:c="2"/>Random <text:s text:c="3"/><text:tab/>Result: 16 to 4</text:p>
      <text:p text:style-name="P3"><text:s text:c="2"/>Match 2: ID_Improved vs <text:s text:c="2"/>MM_Null <text:s text:c="2"/><text:tab/>Result: 19 to 1</text:p>
      <text:p text:style-name="P3"><text:s text:c="2"/>Match 3: ID_Improved vs <text:s text:c="2"/>MM_Open <text:s text:c="2"/><text:tab/>Result: 11 to 9</text:p>
      <text:p text:style-name="P3"><text:s text:c="2"/>Match 4: ID_Improved vs MM_Improved <text:tab/>Result: 10 to 10</text:p>
      <text:p text:style-name="P3"><text:s text:c="2"/>Match 5: ID_Improved vs <text:s text:c="2"/>AB_Null <text:s text:c="2"/><text:tab/>Result: 10 to 10</text:p>
      <text:p text:style-name="P3"><text:s text:c="2"/>Match 6: ID_Improved vs <text:s text:c="2"/>AB_Open <text:s text:c="2"/><text:tab/>Result: 12 to 8</text:p>
      <text:p text:style-name="P3"><text:s text:c="2"/>Match 7: ID_Improved vs AB_Improved <text:tab/>Result: 13 to 7</text:p>
      <text:p text:style-name="P4"/>
      <text:p text:style-name="P4"/>
      <text:p text:style-name="P3">Results:</text:p>
      <text:p text:style-name="P3">----------</text:p>
      <text:p text:style-name="P3">ID_Improved <text:s text:c="8"/>65.00%</text:p>
      <text:p text:style-name="P4"/>
      <text:p text:style-name="P3">*************************</text:p>
      <text:p text:style-name="P3"><text:s text:c="3"/>Evaluating: Student <text:s text:c="2"/></text:p>
      <text:p text:style-name="P3">*************************</text:p>
      <text:p text:style-name="P4"/>
      <text:p text:style-name="P3">Playing Matches:</text:p>
      <text:p text:style-name="P3">----------</text:p>
      <text:p text:style-name="P3"><text:s text:c="2"/>Match 1: <text:s text:c="2"/>Student <text:s text:c="2"/>vs <text:s text:c="2"/>Random <text:s text:c="3"/><text:tab/>Result: 16 to 4</text:p>
      <text:p text:style-name="P3"><text:s text:c="2"/>Match 2: <text:s text:c="2"/>Student <text:s text:c="2"/>vs <text:s text:c="2"/>MM_Null <text:s text:c="2"/><text:tab/>Result: 17 to 3</text:p>
      <text:p text:style-name="P3"><text:s text:c="2"/>Match 3: <text:s text:c="2"/>Student <text:s text:c="2"/>vs <text:s text:c="2"/>MM_Open <text:s text:c="2"/><text:tab/>Result: 12 to 8</text:p>
      <text:p text:style-name="P3"><text:s text:c="2"/>Match 4: <text:s text:c="2"/>Student <text:s text:c="2"/>vs MM_Improved <text:tab/>Result: 9 to 11</text:p>
      <text:p text:style-name="P3"><text:s text:c="2"/>Match 5: <text:s text:c="2"/>Student <text:s text:c="2"/>vs <text:s text:c="2"/>AB_Null <text:s text:c="2"/><text:tab/>Result: 13 to 7</text:p>
      <text:p text:style-name="P3"><text:s text:c="2"/>Match 6: <text:s text:c="2"/>Student <text:s text:c="2"/>vs <text:s text:c="2"/>AB_Open <text:s text:c="2"/><text:tab/>Result: 10 to 10</text:p>
      <text:p text:style-name="P3"><text:s text:c="2"/>Match 7: <text:s text:c="2"/>Student <text:s text:c="2"/>vs AB_Improved <text:tab/>Result: 11 to 9</text:p>
      <text:p text:style-name="P4"/>
      <text:p text:style-name="P4"/>
      <text:p text:style-name="P3">Results:</text:p>
      <text:p text:style-name="P3">----------</text:p>
      <text:p text:style-name="P3">Student <text:s text:c="12"/>62.86%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ew times roman" svg:font-family="'New times roman'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ssein Seyedmehdi</meta:initial-creator>
    <meta:creation-date>2017-02-20T21:10:26</meta:creation-date>
    <dc:date>2017-02-21T00:34:44</dc:date>
    <dc:creator>Hossein Seyedmehdi</dc:creator>
    <meta:editing-duration>PT3H22M42S</meta:editing-duration>
    <meta:editing-cycles>12</meta:editing-cycles>
    <meta:generator>OpenOffice.org/3.4$Unix OpenOffice.org_project/340m1$Build-9590</meta:generator>
    <meta:document-statistic meta:table-count="0" meta:image-count="0" meta:object-count="0" meta:page-count="9" meta:paragraph-count="305" meta:word-count="1730" meta:character-count="13129"/>
  </office:meta>
</office:document-meta>
</file>